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d742" officeooo:paragraph-rsid="0003d742"/>
    </style:style>
    <style:style style:name="P2" style:family="paragraph" style:parent-style-name="Standard" style:list-style-name="L1">
      <style:text-properties officeooo:rsid="0003d742" officeooo:paragraph-rsid="0003d74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Position (Lo aplicado queda en la pantalla siempre)</text:p>
          <text:list>
            <text:list-item>
              <text:p text:style-name="P2">fixed (Siempre)</text:p>
            </text:list-item>
            <text:list-item>
              <text:p text:style-name="P2">sticky (Hasta cierto punto, puede dar incompatibilidad)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7:01:33.158000000</meta:creation-date>
    <dc:date>2024-01-12T17:09:36.909000000</dc:date>
    <meta:editing-duration>PT8M4S</meta:editing-duration>
    <meta:editing-cycles>1</meta:editing-cycles>
    <meta:document-statistic meta:table-count="0" meta:image-count="0" meta:object-count="0" meta:page-count="1" meta:paragraph-count="4" meta:word-count="21" meta:character-count="125" meta:non-whitespace-character-count="111"/>
    <meta:generator>LibreOffice/7.6.1.2$Windows_X86_64 LibreOffice_project/f5defcebd022c5bc36bbb79be232cb6926d8f674</meta:generator>
  </office:meta>
</office:document-meta>
</file>